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3.3807in"/>
    </style:style>
    <style:style style:name="co5" style:family="table-column">
      <style:table-column-properties fo:break-before="auto" style:column-width="4.3634in"/>
    </style:style>
    <style:style style:name="co6" style:family="table-column">
      <style:table-column-properties fo:break-before="auto" style:column-width="3.2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direction="ltr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Session Content</text:p>
          </table:table-cell>
          <table:table-cell table:style-name="ce1" office:value-type="string" calcext:value-type="string">
            <text:p>Example – 1</text:p>
          </table:table-cell>
          <table:table-cell table:style-name="ce1" office:value-type="string" calcext:value-type="string">
            <text:p>Example – 2</text:p>
          </table:table-cell>
          <table:table-cell table:style-name="ce1" office:value-type="string" calcext:value-type="string">
            <text:p>Important Points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w to compile and execute Program</text:p>
          </table:table-cell>
          <table:table-cell office:value-type="string" calcext:value-type="string">
            <text:p>Print “Hello World”</text:p>
          </table:table-cell>
          <table:table-cell office:value-type="string" calcext:value-type="string">
            <text:p>Print “Name: &lt;Name&gt;”</text:p>
            <text:p>Print “DOB: &lt;Date Of Birth&gt;”</text:p>
          </table:table-cell>
          <table:table-cell office:value-type="string" calcext:value-type="string">
            <text:p>1. How to write basic java program</text:p>
            <text:p>2. How to compile and execute</text:p>
            <text:p>3. Explain about .class file</text:p>
            <text:p>4. System.out.println statement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ables and data types</text:p>
          </table:table-cell>
          <table:table-cell office:value-type="string" calcext:value-type="string">
            <text:p>Declare two variable of integer type and </text:p>
            <text:p>Print the values</text:p>
          </table:table-cell>
          <table:table-cell office:value-type="string" calcext:value-type="string">
            <text:p>Declare variables of int, float, char, </text:p>
            <text:p>Double and print the values</text:p>
          </table:table-cell>
          <table:table-cell office:value-type="string" calcext:value-type="string">
            <text:p>1. Talk about what is a variable</text:p>
            <text:p>2. Talk about different data types</text:p>
            <text:p>3. Primitive Data type and Non-Primitive Data type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 Casting and Conversion</text:p>
          </table:table-cell>
          <table:table-cell office:value-type="string" calcext:value-type="string">
            <text:p>Show example for Casting</text:p>
          </table:table-cell>
          <table:table-cell office:value-type="string" calcext:value-type="string">
            <text:p>Show example for Conversion</text:p>
          </table:table-cell>
          <table:table-cell office:value-type="string" calcext:value-type="string">
            <text:p>1. Explain Type casting and Conversion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ithmetic and Relational Operators</text:p>
          </table:table-cell>
          <table:table-cell office:value-type="string" calcext:value-type="string">
            <text:p>1. Sum of two numbers.</text:p>
            <text:p>2. Given a two digit number, </text:p>
            <text:p>print the product of two digits </text:p>
            <text:p>3. Given the purchased amount, calculate </text:p>
            <text:p>Amount to pay, where for all discount is 25% for all</text:p>
          </table:table-cell>
          <table:table-cell office:value-type="string" calcext:value-type="string">
            <text:p>1. Print “true” is both the given number</text:p>
            <text:p> are equal</text:p>
            <text:p>2. Print “true' if the given number is </text:p>
            <text:p>Positive in other case print “false”</text:p>
          </table:table-cell>
          <table:table-cell office:value-type="string" calcext:value-type="string">
            <text:p>1. Explain all the arithmetic operators</text:p>
            <text:p>2. talk about relational operators</text:p>
            <text:p>3. Show then difference and when to use = and == </text:p>
            <text:p>Operators.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ditional Statement - if</text:p>
          </table:table-cell>
          <table:table-cell office:value-type="string" calcext:value-type="string">
            <text:p>1. Given the purchased amount, calculate amount to</text:p>
            <text:p>pay, discount is 25% if the amount purchased </text:p>
            <text:p>Is &gt;= 10000</text:p>
          </table:table-cell>
          <table:table-cell office:value-type="string" calcext:value-type="string">
            <text:p>1. Given two int values, print their sum. </text:p>
            <text:p>If the sum is even print double the sum value</text:p>
          </table:table-cell>
          <table:table-cell office:value-type="string" calcext:value-type="string">
            <text:p>1. Need to conditional statements – if</text:p>
            <text:p/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ditional Statement - if else</text:p>
          </table:table-cell>
          <table:table-cell office:value-type="string" calcext:value-type="string">
            <text:p>Given the number print double the number if it is even </text:p>
            <text:p>In other case print cube of the number</text:p>
          </table:table-cell>
          <table:table-cell office:value-type="string" calcext:value-type="string">
            <text:p>1. Given the purchased amount, calculate amount to pay,</text:p>
            <text:p>Discount is 25% if the amount purchased is &lt; 15000,</text:p>
            <text:p>Discount is 50% if the amount purchased is &gt;= 15000.</text:p>
          </table:table-cell>
          <table:table-cell office:value-type="string" calcext:value-type="string">
            <text:p>1. Talk about where to use if else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ditional Statement - if else ladder</text:p>
          </table:table-cell>
          <table:table-cell office:value-type="string" calcext:value-type="string">
            <text:p>1. Given three integer number, print the greatest </text:p>
          </table:table-cell>
          <table:table-cell office:value-type="string" calcext:value-type="string">
            <text:p>1. Given the purchased amount, calculate amount to pay,</text:p>
            <text:p>Discount is 10% if the amount purchased is &lt; 15000,</text:p>
            <text:p>Discount is 20% if the amount purchased is between 15000 to 20000,</text:p>
            <text:p>Discount is 30% if the amount purchased is &gt; 20000</text:p>
          </table:table-cell>
          <table:table-cell office:value-type="string" calcext:value-type="string">
            <text:p>1. Talk about if else ladder, explain the </text:p>
            <text:p>Concept where to use if else ladder</text:p>
          </table:table-cell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ditional Statement - Nested If</text:p>
          </table:table-cell>
          <table:table-cell office:value-type="string" calcext:value-type="string">
            <text:p>Given three sides of a triangle, check what </text:p>
            <text:p>type of triangle can be formed</text:p>
          </table:table-cell>
          <table:table-cell table:number-columns-repeated="2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witch Case</text:p>
          </table:table-cell>
          <table:table-cell office:value-type="string" calcext:value-type="string">
            <text:p>Given an any single digit number, </text:p>
            <text:p>Print the number in word form</text:p>
          </table:table-cell>
          <table:table-cell office:value-type="string" calcext:value-type="string">
            <text:p>Given an number, print the digits in the number in the form of word</text:p>
            <text:p>Ex: if n is 123, then print One Two Three</text:p>
          </table:table-cell>
          <table:table-cell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oping Statement - While</text:p>
          </table:table-cell>
          <table:table-cell office:value-type="string" calcext:value-type="string">
            <text:p>Print the natural numbers from 1 to 10</text:p>
          </table:table-cell>
          <table:table-cell office:value-type="string" calcext:value-type="string">
            <text:p>Print the sum of even numbers between the given range</text:p>
          </table:table-cell>
          <table:table-cell office:value-type="string" calcext:value-type="string">
            <text:p>When to use looping statements</text:p>
            <text:p>Explain Infinite loop 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ooping Statement - Do While</text:p>
          </table:table-cell>
          <table:table-cell office:value-type="string" calcext:value-type="string">
            <text:p>1. Print all the numbers which are </text:p>
            <text:p>multiples of 5 between 1 to 50</text:p>
          </table:table-cell>
          <table:table-cell office:value-type="string" calcext:value-type="string">
            <text:p>Given any four digit number, print the sum of number,</text:p>
            <text:p>formed by deleting the right most digit till end</text:p>
            <text:p>Ex: n = 3456 result is 3838 (3456 + 345 + 34 + 3)</text:p>
          </table:table-cell>
          <table:table-cell office:value-type="string" calcext:value-type="string">
            <text:p>Diff between while and do whil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ooping Statement - for </text:p>
          </table:table-cell>
          <table:table-cell office:value-type="string" calcext:value-type="string">
            <text:p>1. Print the multiplication table for the given number</text:p>
          </table:table-cell>
          <table:table-cell office:value-type="string" calcext:value-type="string">
            <text:p>Print the sum of factors of the given number</text:p>
          </table:table-cell>
          <table:table-cell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se of break and Continue statements</text:p>
          </table:table-cell>
          <table:table-cell office:value-type="string" calcext:value-type="string">
            <text:p>add natural number from 1 until the sum becomes 100</text:p>
            <text:p>Use break to terminate the loop if the sum &gt;= 100</text:p>
          </table:table-cell>
          <table:table-cell office:value-type="string" calcext:value-type="string">
            <text:p>add natural numbers from 1 to 100 which are multiples of 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sted Loop</text:p>
          </table:table-cell>
          <table:table-cell office:value-type="string" calcext:value-type="string">
            <text:p>Print all three digit palindromes</text:p>
          </table:table-cell>
          <table:table-cell office:value-type="string" calcext:value-type="string">
            <text:p>Pattern – 2</text:p>
          </table:table-cell>
          <table:table-cell/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troduction to static methods</text:p>
          </table:table-cell>
          <table:table-cell office:value-type="string" calcext:value-type="string">
            <text:p>Explain the use and syntax of method</text:p>
          </table:table-cell>
          <table:table-cell office:value-type="string" calcext:value-type="string">
            <text:p>sum of factors of the given number </text:p>
            <text:p/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Types of methods </text:p>
          </table:table-cell>
          <table:table-cell table:style-name="ce3" office:value-type="string" calcext:value-type="string" table:number-columns-spanned="2" table:number-rows-spanned="1">
            <text:p>Examples or syntax of a method with arguments, no arguments, with return type, with out return type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riting Procedural programs using static methods</text:p>
          </table:table-cell>
          <table:table-cell table:style-name="ce3" office:value-type="string" calcext:value-type="string" table:number-columns-spanned="2" table:number-rows-spanned="1">
            <text:p>Print sum of all three digit palindrome number which contains all odd digits</text:p>
          </table:table-cell>
          <table:covered-table-cell/>
          <table:table-cell office:value-type="string" calcext:value-type="string">
            <text:p>Decompose the problem statement into modules(methods)</text:p>
          </table:table-cell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ntroduction to Arrays</text:p>
          </table:table-cell>
          <table:table-cell table:style-name="ce2" office:value-type="string" calcext:value-type="string">
            <text:p>Store 10 values in to array and display them</text:p>
          </table:table-cell>
          <table:table-cell office:value-type="string" calcext:value-type="string">
            <text:p>Print sum of array elements OR</text:p>
            <text:p>Count the number of even numbers in an array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nipulating the array elements</text:p>
          </table:table-cell>
          <table:table-cell table:style-name="ce2" office:value-type="string" calcext:value-type="string" table:number-columns-spanned="2" table:number-rows-spanned="1">
            <text:p>Double each array element if the value is even, triple the value if it is odd and sore it back in the same position in an array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Retrieving array elements using for-each</text:p>
          </table:table-cell>
          <table:table-cell office:value-type="string" calcext:value-type="string">
            <text:p>Display array element from an array </text:p>
          </table:table-cell>
          <table:table-cell/>
          <table:table-cell office:value-type="string" calcext:value-type="string">
            <text:p>Explain when to use for each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wo Dimensional array</text:p>
          </table:table-cell>
          <table:table-cell table:style-name="ce2" office:value-type="string" calcext:value-type="string" table:number-columns-spanned="2" table:number-rows-spanned="1">
            <text:p>Store the elements in 3 X 3 matrix and print the values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agged array</text:p>
          </table:table-cell>
          <table:table-cell table:style-name="ce3" office:value-type="string" calcext:value-type="string" table:number-columns-spanned="2" table:number-rows-spanned="1">
            <text:p>Show an example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rray Class methods - sort, equals</text:p>
          </table:table-cell>
          <table:table-cell office:value-type="string" calcext:value-type="string">
            <text:p>Print the array elements in the sorted order</text:p>
          </table:table-cell>
          <table:table-cell office:value-type="string" calcext:value-type="string">
            <text:p>Compare the two array elements are equal</text:p>
          </table:table-cell>
          <table:table-cell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assing array as argument to method</text:p>
          </table:table-cell>
          <table:table-cell table:style-name="ce3" office:value-type="string" calcext:value-type="string" table:number-columns-spanned="2" table:number-rows-spanned="1">
            <text:p>Define a method which accepts an array as argument</text:p>
            <text:p>And return the sum of array elements</text:p>
          </table:table-cell>
          <table:covered-table-cell/>
          <table:table-cell/>
        </table:table-row>
        <table:table-row table:style-name="ro5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eturning an array from method</text:p>
          </table:table-cell>
          <table:table-cell table:style-name="ce3" office:value-type="string" calcext:value-type="string" table:number-columns-spanned="2" table:number-rows-spanned="1">
            <text:p>Define a method which accepts two integer arrays as arguments and return an array</text:p>
            <text:p>Which contains the difference of each element from the arrays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ntroduction to Strings</text:p>
          </table:table-cell>
          <table:table-cell office:value-type="string" calcext:value-type="string">
            <text:p>Simple example to store the string and print</text:p>
          </table:table-cell>
          <table:table-cell office:value-type="string" calcext:value-type="string">
            <text:p>Store a sentence and print 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tring general methods</text:p>
          </table:table-cell>
          <table:table-cell table:style-name="ce3" office:value-type="string" calcext:value-type="string" table:number-columns-spanned="2" table:number-rows-spanned="1">
            <text:p>Example - length, trim, concat, startWith and endWith methods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tring Comparisons methods</text:p>
          </table:table-cell>
          <table:table-cell office:value-type="string" calcext:value-type="string">
            <text:p>Example - equals, equalsIgnoreCase, compareTo and compareToIgnoreCase metho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tring Conversion methods</text:p>
          </table:table-cell>
          <table:table-cell table:style-name="ce3" office:value-type="string" calcext:value-type="string" table:number-columns-spanned="2" table:number-rows-spanned="1">
            <text:p>Example - toUpperCase, toLowerCase, toCharArray methods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tring Searching methods</text:p>
          </table:table-cell>
          <table:table-cell table:style-name="ce3" office:value-type="string" calcext:value-type="string" table:number-columns-spanned="2" table:number-rows-spanned="1">
            <text:p>Example - charAt, indexOf, replace methods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tring Split methods</text:p>
          </table:table-cell>
          <table:table-cell table:style-name="ce3" office:value-type="string" calcext:value-type="string" table:number-columns-spanned="2" table:number-rows-spanned="1">
            <text:p>Example – split method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tring Sub-String method</text:p>
          </table:table-cell>
          <table:table-cell table:style-name="ce3" office:value-type="string" calcext:value-type="string" table:number-columns-spanned="2" table:number-rows-spanned="1">
            <text:p>Example – substring method (overloaded)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0:12:02.017146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4:35:10.988371055</meta:creation-date>
    <meta:generator>LibreOffice/4.2.8.2$Linux_x86 LibreOffice_project/420m0$Build-2</meta:generator>
    <dc:date>2016-04-27T15:56:57.202588592</dc:date>
    <meta:editing-duration>PT9H17M20S</meta:editing-duration>
    <meta:editing-cycles>114</meta:editing-cycles>
    <meta:document-statistic meta:table-count="1" meta:cell-count="130" meta:object-count="0"/>
  </office:meta>
</office:document-meta>
</file>